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10.183cm" style:rel-column-width="5773*"/>
    </style:style>
    <style:style style:name="Tableau1.B" style:family="table-column">
      <style:table-column-properties style:column-width="4.807cm" style:rel-column-width="2725*"/>
    </style:style>
    <style:style style:name="Tableau1.C" style:family="table-column">
      <style:table-column-properties style:column-width="2.51cm" style:rel-column-width="1423*"/>
    </style:style>
    <style:style style:name="Tableau1.D" style:family="table-column">
      <style:table-column-properties style:column-width="2.872cm" style:rel-column-width="1628*"/>
    </style:style>
    <style:style style:name="Tableau1.A1" style:family="table-cell">
      <style:table-cell-properties fo:background-color="#ff7b59" fo:padding="0.097cm" fo:border-left="1.3pt solid #000000" fo:border-right="1.3pt solid #000000" fo:border-top="2.3pt solid #000000" fo:border-bottom="2.3pt solid #000000">
        <style:background-image/>
      </style:table-cell-properties>
    </style:style>
    <style:style style:name="Tableau1.A2" style:family="table-cell">
      <style:table-cell-properties fo:background-color="#ff7b59" fo:padding="0.097cm" fo:border-left="1.3pt solid #000000" fo:border-right="none" fo:border-top="none" fo:border-bottom="2.3pt solid #000000">
        <style:background-image/>
      </style:table-cell-properties>
    </style:style>
    <style:style style:name="Tableau1.B2" style:family="table-cell">
      <style:table-cell-properties fo:background-color="#ff7b59" fo:padding="0.097cm" fo:border-left="2.3pt solid #000000" fo:border-right="1.3pt solid #000000" fo:border-top="none" fo:border-bottom="2.3pt solid #000000">
        <style:background-image/>
      </style:table-cell-properties>
    </style:style>
    <style:style style:name="Tableau1.A3" style:family="table-cell">
      <style:table-cell-properties fo:background-color="#ffd8ce" fo:padding="0.097cm" fo:border-left="1.3pt solid #000000" fo:border-right="1.3pt solid #000000" fo:border-top="none" fo:border-bottom="2.3pt solid #000000">
        <style:background-image/>
      </style:table-cell-properties>
    </style:style>
    <style:style style:name="Tableau1.A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5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au1.A6" style:family="table-cell">
      <style:table-cell-properties fo:background-color="#c0c0c0" fo:padding="0.097cm" fo:border-left="1.3pt solid #000000" fo:border-right="none" fo:border-top="none" fo:border-bottom="0.05pt solid #000000">
        <style:background-image/>
      </style:table-cell-properties>
    </style:style>
    <style:style style:name="Tableau1.C6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.D6" style:family="table-cell">
      <style:table-cell-properties fo:background-color="#c0c0c0" fo:padding="0.097cm" fo:border-left="0.05pt solid #000000" fo:border-right="1.3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8" style:family="table-cell">
      <style:table-cell-properties fo:padding="0.097cm" fo:border-left="1.3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9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0" style:family="table-cell">
      <style:table-cell-properties fo:padding="0.097cm" fo:border-left="1.3pt solid #000000" fo:border-right="none" fo:border-top="none" fo:border-bottom="0.05pt solid #000000"/>
    </style:style>
    <style:style style:name="Tableau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1" style:family="table-cell">
      <style:table-cell-properties fo:padding="0.097cm" fo:border-left="1.3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2" style:family="table-cell">
      <style:table-cell-properties fo:padding="0.097cm" fo:border-left="1.3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3" style:family="table-cell">
      <style:table-cell-properties fo:padding="0.097cm" fo:border-left="1.3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4" style:family="table-cell">
      <style:table-cell-properties fo:padding="0.097cm" fo:border-left="1.3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5" style:family="table-cell">
      <style:table-cell-properties fo:padding="0.097cm" fo:border-left="1.3pt solid #000000" fo:border-right="none" fo:border-top="none" fo:border-bottom="0.05pt solid #000000"/>
    </style:style>
    <style:style style:name="Tableau1.D15" style:family="table-cell">
      <style:table-cell-properties style:vertical-align="middle" fo:padding="0.097cm" fo:border-left="0.05pt solid #000000" fo:border-right="1.3pt solid #000000" fo:border-top="none" fo:border-bottom="0.05pt solid #000000"/>
    </style:style>
    <style:style style:name="Tableau1.A16" style:family="table-cell">
      <style:table-cell-properties fo:padding="0.097cm" fo:border-left="1.3pt solid #000000" fo:border-right="none" fo:border-top="none" fo:border-bottom="0.05pt solid #000000"/>
    </style:style>
    <style:style style:name="Tableau1.A17" style:family="table-cell">
      <style:table-cell-properties fo:padding="0.097cm" fo:border-left="1.3pt solid #000000" fo:border-right="none" fo:border-top="none" fo:border-bottom="0.05pt solid #000000"/>
    </style:style>
    <style:style style:name="Tableau1.A18" style:family="table-cell">
      <style:table-cell-properties fo:padding="0.097cm" fo:border-left="1.3pt solid #000000" fo:border-right="none" fo:border-top="none" fo:border-bottom="0.05pt solid #000000"/>
    </style:style>
    <style:style style:name="Tableau1.A19" style:family="table-cell">
      <style:table-cell-properties fo:padding="0.097cm" fo:border-left="1.3pt solid #000000" fo:border-right="none" fo:border-top="none" fo:border-bottom="0.05pt solid #000000"/>
    </style:style>
    <style:style style:name="Tableau1.A20" style:family="table-cell">
      <style:table-cell-properties fo:padding="0.097cm" fo:border-left="1.3pt solid #000000" fo:border-right="none" fo:border-top="none" fo:border-bottom="0.05pt solid #000000"/>
    </style:style>
    <style:style style:name="Tableau1.A21" style:family="table-cell">
      <style:table-cell-properties fo:padding="0.097cm" fo:border-left="1.3pt solid #000000" fo:border-right="none" fo:border-top="none" fo:border-bottom="0.05pt solid #000000"/>
    </style:style>
    <style:style style:name="Tableau1.A22" style:family="table-cell">
      <style:table-cell-properties fo:padding="0.097cm" fo:border-left="1.3pt solid #000000" fo:border-right="none" fo:border-top="none" fo:border-bottom="0.05pt solid #000000"/>
    </style:style>
    <style:style style:name="Tableau1.A24" style:family="table-cell">
      <style:table-cell-properties fo:background-color="transparent" fo:padding="0.097cm" fo:border-left="1.3pt solid #000000" fo:border-right="1.3pt solid #000000" fo:border-top="0.05pt solid #000000" fo:border-bottom="0.05pt solid #000000">
        <style:background-image/>
      </style:table-cell-properties>
    </style:style>
    <style:style style:name="Tableau1.A26" style:family="table-cell">
      <style:table-cell-properties fo:padding="0.097cm" fo:border-left="1.3pt solid #000000" fo:border-right="1.3pt solid #000000" fo:border-top="2.3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3465a4" loext:opacity="100%" style:font-name="Calibri1" fo:font-size="14pt" fo:font-style="normal" fo:font-weight="bold" officeooo:rsid="009b7b6b" officeooo:paragraph-rsid="00812ca7" style:font-size-asian="14pt" style:font-style-asian="normal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465a4" loext:opacity="100%" style:font-name="Calibri1" fo:font-size="14pt" fo:font-style="normal" fo:font-weight="bold" officeooo:paragraph-rsid="00812ca7" style:font-size-asian="14pt" style:font-style-asian="normal" style:font-weight-asian="bold" style:font-size-complex="14pt" style:font-weight-complex="bold"/>
    </style:style>
    <style:style style:name="P3" style:family="paragraph" style:parent-style-name="Standard">
      <style:text-properties officeooo:paragraph-rsid="00812ca7"/>
    </style:style>
    <style:style style:name="P4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70d5c6" officeooo:paragraph-rsid="00812ca7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6f53de" officeooo:paragraph-rsid="00812ca7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7bfa4e" officeooo:paragraph-rsid="00812ca7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7c07ba" officeooo:paragraph-rsid="00812ca7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paragraph-rsid="00812ca7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76c143" officeooo:paragraph-rsid="00812ca7" style:font-size-asian="12.6000003814697pt" style:font-weight-asian="bold" style:font-size-complex="14.3999996185303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8f2542" officeooo:paragraph-rsid="00812ca7" style:font-size-asian="12.6000003814697pt" style:font-weight-asian="bold" style:font-size-complex="14.3999996185303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83bce7" officeooo:paragraph-rsid="00812ca7" style:font-size-asian="12.6000003814697pt" style:font-weight-asian="bold" style:font-size-complex="14.3999996185303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alibri1" fo:font-size="10pt" officeooo:paragraph-rsid="00812ca7" style:font-size-asian="10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f4da70" officeooo:paragraph-rsid="00f5b22f" style:font-size-asian="14.6999998092651pt" style:font-weight-asian="normal" style:font-size-complex="16.799999237060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c18665" officeooo:paragraph-rsid="00f5b22f" style:font-size-asian="14.6999998092651pt" style:font-weight-asian="normal" style:font-size-complex="16.799999237060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cc7888" officeooo:paragraph-rsid="00f5b22f" style:font-size-asian="14.6999998092651pt" style:font-weight-asian="normal" style:font-size-complex="16.7999992370605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3465a4" loext:opacity="100%" style:font-name="Calibri1" fo:font-size="14pt" fo:font-style="normal" fo:font-weight="bold" officeooo:rsid="010cd844" officeooo:paragraph-rsid="010cd844" style:font-size-asian="14pt" style:font-style-asian="normal" style:font-weight-asian="bold" style:font-size-complex="14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73424f" officeooo:paragraph-rsid="00812ca7" style:font-size-asian="12.6000003814697pt" style:font-weight-asian="normal" style:font-size-complex="14.3999996185303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73424f" officeooo:paragraph-rsid="008f8acb" style:font-size-asian="12.6000003814697pt" style:font-weight-asian="normal" style:font-size-complex="14.3999996185303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73424f" officeooo:paragraph-rsid="00d00db0" style:font-size-asian="12.6000003814697pt" style:font-weight-asian="normal" style:font-size-complex="14.3999996185303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73424f" officeooo:paragraph-rsid="00dc3d90" style:font-size-asian="12.6000003814697pt" style:font-weight-asian="normal" style:font-size-complex="14.3999996185303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73424f" officeooo:paragraph-rsid="00ddd2c3" style:font-size-asian="12.6000003814697pt" style:font-weight-asian="normal" style:font-size-complex="14.3999996185303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a8141e" officeooo:paragraph-rsid="00a8141e" style:font-size-asian="12.6000003814697pt" style:font-weight-asian="normal" style:font-size-complex="14.3999996185303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aefb8d" officeooo:paragraph-rsid="00af33c1" style:font-size-asian="12.6000003814697pt" style:font-weight-asian="normal" style:font-size-complex="14.3999996185303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af33c1" officeooo:paragraph-rsid="00af33c1" style:font-size-asian="12.6000003814697pt" style:font-weight-asian="normal" style:font-size-complex="14.3999996185303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b4c02b" officeooo:paragraph-rsid="00b5e8b8" style:font-size-asian="12.6000003814697pt" style:font-weight-asian="normal" style:font-size-complex="14.3999996185303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b5e8b8" officeooo:paragraph-rsid="00b5e8b8" style:font-size-asian="12.6000003814697pt" style:font-weight-asian="normal" style:font-size-complex="14.3999996185303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cb336a" officeooo:paragraph-rsid="00cb336a" style:font-size-asian="12.6000003814697pt" style:font-weight-asian="normal" style:font-size-complex="14.3999996185303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cfd426" officeooo:paragraph-rsid="00cfd426" style:font-size-asian="12.6000003814697pt" style:font-weight-asian="normal" style:font-size-complex="14.3999996185303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e2380a" officeooo:paragraph-rsid="00e2380a" style:font-size-asian="12.6000003814697pt" style:font-weight-asian="normal" style:font-size-complex="14.3999996185303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e3e176" officeooo:paragraph-rsid="00e69480" style:font-size-asian="12.6000003814697pt" style:font-weight-asian="normal" style:font-size-complex="14.3999996185303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e4fba3" officeooo:paragraph-rsid="00e4fba3" style:font-size-asian="12.6000003814697pt" style:font-weight-asian="normal" style:font-size-complex="14.3999996185303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f13073" officeooo:paragraph-rsid="00f13073" style:font-size-asian="12.6000003814697pt" style:font-weight-asian="normal" style:font-size-complex="14.3999996185303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fa407f" officeooo:paragraph-rsid="00fa407f" style:font-size-asian="12.6000003814697pt" style:font-weight-asian="normal" style:font-size-complex="14.3999996185303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ff9032" officeooo:paragraph-rsid="00ff9032" style:font-size-asian="12.6000003814697pt" style:font-weight-asian="normal" style:font-size-complex="14.3999996185303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103fe58" officeooo:paragraph-rsid="0103fe58" style:font-size-asian="12.6000003814697pt" style:font-weight-asian="normal" style:font-size-complex="14.3999996185303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10551ad" officeooo:paragraph-rsid="010551ad" style:font-size-asian="12.6000003814697pt" style:font-weight-asian="normal" style:font-size-complex="14.3999996185303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style="italic" fo:font-weight="normal" officeooo:rsid="00954b2c" officeooo:paragraph-rsid="0088cdba" style:font-size-asian="12.6000003814697pt" style:font-style-asian="italic" style:font-weight-asian="normal" style:font-size-complex="14.3999996185303pt" style:font-style-complex="italic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style="italic" fo:font-weight="normal" officeooo:rsid="009a2ba5" officeooo:paragraph-rsid="009a2ba5" style:font-size-asian="12.6000003814697pt" style:font-style-asian="italic" style:font-weight-asian="normal" style:font-size-complex="14.3999996185303pt" style:font-style-complex="italic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9e36b0" officeooo:paragraph-rsid="009e36b0" style:font-size-asian="12.6000003814697pt" style:font-weight-asian="bold" style:font-size-complex="14.3999996185303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a3a6f0" officeooo:paragraph-rsid="00a3a6f0" style:font-size-asian="12.6000003814697pt" style:font-weight-asian="bold" style:font-size-complex="14.3999996185303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a56d6d" officeooo:paragraph-rsid="00a56d6d" style:font-size-asian="12.6000003814697pt" style:font-weight-asian="bold" style:font-size-complex="14.3999996185303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a8141e" officeooo:paragraph-rsid="00a8141e" style:font-size-asian="12.6000003814697pt" style:font-weight-asian="bold" style:font-size-complex="14.3999996185303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a88c15" officeooo:paragraph-rsid="00a88c15" style:font-size-asian="12.6000003814697pt" style:font-weight-asian="bold" style:font-size-complex="14.3999996185303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a93079" officeooo:paragraph-rsid="00a93079" style:font-size-asian="12.6000003814697pt" style:font-weight-asian="bold" style:font-size-complex="14.3999996185303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a9e340" officeooo:paragraph-rsid="00a9e340" style:font-size-asian="12.6000003814697pt" style:font-weight-asian="bold" style:font-size-complex="14.3999996185303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ab4f82" officeooo:paragraph-rsid="00ab4f82" style:font-size-asian="12.6000003814697pt" style:font-weight-asian="bold" style:font-size-complex="14.3999996185303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ab7790" officeooo:paragraph-rsid="00ab7790" style:font-size-asian="12.6000003814697pt" style:font-weight-asian="bold" style:font-size-complex="14.3999996185303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bc90c1" officeooo:paragraph-rsid="00bc90c1" style:font-size-asian="12.6000003814697pt" style:font-weight-asian="bold" style:font-size-complex="14.3999996185303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bc90c1" officeooo:paragraph-rsid="00e8fefe" style:font-size-asian="12.6000003814697pt" style:font-weight-asian="bold" style:font-size-complex="14.3999996185303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c2672a" officeooo:paragraph-rsid="00c2672a" style:font-size-asian="12.6000003814697pt" style:font-weight-asian="bold" style:font-size-complex="14.3999996185303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c4040e" officeooo:paragraph-rsid="00c4040e" style:font-size-asian="12.6000003814697pt" style:font-weight-asian="bold" style:font-size-complex="14.3999996185303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c7bd07" officeooo:paragraph-rsid="00c7bd07" style:font-size-asian="12.6000003814697pt" style:font-weight-asian="bold" style:font-size-complex="14.3999996185303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d59e82" officeooo:paragraph-rsid="00d59e82" style:font-size-asian="12.6000003814697pt" style:font-weight-asian="bold" style:font-size-complex="14.3999996185303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e3e176" officeooo:paragraph-rsid="00e3e176" style:font-size-asian="12.6000003814697pt" style:font-weight-asian="bold" style:font-size-complex="14.3999996185303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eafab8" officeooo:paragraph-rsid="00eafab8" style:font-size-asian="12.6000003814697pt" style:font-weight-asian="bold" style:font-size-complex="14.3999996185303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ec7901" officeooo:paragraph-rsid="00ec7901" style:font-size-asian="12.6000003814697pt" style:font-weight-asian="bold" style:font-size-complex="14.3999996185303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efb4a0" officeooo:paragraph-rsid="00efb4a0" style:font-size-asian="12.6000003814697pt" style:font-weight-asian="bold" style:font-size-complex="14.3999996185303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f45a2b" officeooo:paragraph-rsid="00f45a2b" style:font-size-asian="12.6000003814697pt" style:font-weight-asian="bold" style:font-size-complex="14.3999996185303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f4f086" officeooo:paragraph-rsid="00f4f086" style:font-size-asian="12.6000003814697pt" style:font-weight-asian="bold" style:font-size-complex="14.3999996185303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f7701a" officeooo:paragraph-rsid="00f7701a" style:font-size-asian="12.6000003814697pt" style:font-weight-asian="bold" style:font-size-complex="14.3999996185303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fb3b03" officeooo:paragraph-rsid="00fb3b03" style:font-size-asian="12.6000003814697pt" style:font-weight-asian="bold" style:font-size-complex="14.3999996185303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bold" officeooo:rsid="00fc87e6" officeooo:paragraph-rsid="00fc87e6" style:font-size-asian="12.6000003814697pt" style:font-weight-asian="bold" style:font-size-complex="14.3999996185303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102923e" officeooo:paragraph-rsid="0102923e" style:font-size-asian="12.6000003814697pt" style:font-weight-asian="bold" style:font-size-complex="14.3999996185303pt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style="normal" fo:font-weight="normal" officeooo:rsid="0088cdba" officeooo:paragraph-rsid="009618ed" style:font-size-asian="12.6000003814697pt" style:font-style-asian="normal" style:font-weight-asian="normal" style:font-size-complex="14.3999996185303pt" style:font-style-complex="normal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style="normal" fo:font-weight="normal" officeooo:rsid="009618ed" officeooo:paragraph-rsid="009fef69" style:font-size-asian="12.6000003814697pt" style:font-style-asian="normal" style:font-weight-asian="normal" style:font-size-complex="14.3999996185303pt" style:font-style-complex="normal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style="normal" fo:font-weight="normal" officeooo:rsid="00a1d276" officeooo:paragraph-rsid="00a1d276" style:font-size-asian="12.6000003814697pt" style:font-style-asian="normal" style:font-weight-asian="normal" style:font-size-complex="14.3999996185303pt" style:font-style-complex="normal" style:font-weight-complex="normal"/>
    </style:style>
    <style:style style:name="T1" style:family="text">
      <style:text-properties officeooo:rsid="0084ffd9"/>
    </style:style>
    <style:style style:name="T2" style:family="text">
      <style:text-properties officeooo:rsid="00879bfa"/>
    </style:style>
    <style:style style:name="T3" style:family="text">
      <style:text-properties officeooo:rsid="0088cdba"/>
    </style:style>
    <style:style style:name="T4" style:family="text">
      <style:text-properties officeooo:rsid="0089dd6b"/>
    </style:style>
    <style:style style:name="T5" style:family="text">
      <style:text-properties officeooo:rsid="008d29ee"/>
    </style:style>
    <style:style style:name="T6" style:family="text">
      <style:text-properties officeooo:rsid="008de002"/>
    </style:style>
    <style:style style:name="T7" style:family="text">
      <style:text-properties officeooo:rsid="008f8acb"/>
    </style:style>
    <style:style style:name="T8" style:family="text">
      <style:text-properties officeooo:rsid="0096444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964441" style:font-weight-asian="bold" style:font-weight-complex="bold"/>
    </style:style>
    <style:style style:name="T11" style:family="text">
      <style:text-properties fo:font-weight="bold" officeooo:rsid="00879bfa" style:font-weight-asian="bold" style:font-weight-complex="bold"/>
    </style:style>
    <style:style style:name="T12" style:family="text">
      <style:text-properties fo:font-weight="bold" officeooo:rsid="00ca4df4" style:font-weight-asian="bold" style:font-weight-complex="bold"/>
    </style:style>
    <style:style style:name="T13" style:family="text">
      <style:text-properties fo:font-weight="bold" officeooo:rsid="00d00db0" style:font-weight-asian="bold" style:font-weight-complex="bold"/>
    </style:style>
    <style:style style:name="T14" style:family="text">
      <style:text-properties fo:font-weight="bold" officeooo:rsid="00da7de9" style:font-weight-asian="bold" style:font-weight-complex="bold"/>
    </style:style>
    <style:style style:name="T15" style:family="text">
      <style:text-properties fo:font-weight="bold" officeooo:rsid="00deb2b2" style:font-weight-asian="bold" style:font-weight-complex="bold"/>
    </style:style>
    <style:style style:name="T16" style:family="text">
      <style:text-properties fo:font-weight="bold" officeooo:rsid="00e69480" style:font-weight-asian="bold" style:font-weight-complex="bold"/>
    </style:style>
    <style:style style:name="T17" style:family="text">
      <style:text-properties officeooo:rsid="0098f7c4"/>
    </style:style>
    <style:style style:name="T18" style:family="text">
      <style:text-properties officeooo:rsid="009a2ba5"/>
    </style:style>
    <style:style style:name="T19" style:family="text">
      <style:text-properties officeooo:rsid="009f881c"/>
    </style:style>
    <style:style style:name="T20" style:family="text">
      <style:text-properties officeooo:rsid="00a6f82b"/>
    </style:style>
    <style:style style:name="T21" style:family="text">
      <style:text-properties officeooo:rsid="00aefb8d"/>
    </style:style>
    <style:style style:name="T22" style:family="text">
      <style:text-properties officeooo:rsid="00aefb9b"/>
    </style:style>
    <style:style style:name="T23" style:family="text">
      <style:text-properties officeooo:rsid="00b0055f"/>
    </style:style>
    <style:style style:name="T24" style:family="text">
      <style:text-properties officeooo:rsid="00b0d48b"/>
    </style:style>
    <style:style style:name="T25" style:family="text">
      <style:text-properties officeooo:rsid="00b17e50"/>
    </style:style>
    <style:style style:name="T26" style:family="text">
      <style:text-properties officeooo:rsid="00b6fee7"/>
    </style:style>
    <style:style style:name="T27" style:family="text">
      <style:text-properties officeooo:rsid="00bb2bce"/>
    </style:style>
    <style:style style:name="T28" style:family="text">
      <style:text-properties officeooo:rsid="00bb2ccc"/>
    </style:style>
    <style:style style:name="T29" style:family="text">
      <style:text-properties officeooo:rsid="00c00205"/>
    </style:style>
    <style:style style:name="T30" style:family="text">
      <style:text-properties officeooo:rsid="00c5f8e8"/>
    </style:style>
    <style:style style:name="T31" style:family="text">
      <style:text-properties officeooo:rsid="00ca29fc"/>
    </style:style>
    <style:style style:name="T32" style:family="text">
      <style:text-properties officeooo:rsid="00ca4df4"/>
    </style:style>
    <style:style style:name="T33" style:family="text">
      <style:text-properties officeooo:rsid="00cf06d8"/>
    </style:style>
    <style:style style:name="T34" style:family="text">
      <style:text-properties officeooo:rsid="00d00db0"/>
    </style:style>
    <style:style style:name="T35" style:family="text">
      <style:text-properties officeooo:rsid="00d2a7fe"/>
    </style:style>
    <style:style style:name="T36" style:family="text">
      <style:text-properties officeooo:rsid="00d61813"/>
    </style:style>
    <style:style style:name="T37" style:family="text">
      <style:text-properties officeooo:rsid="00d6a6e8"/>
    </style:style>
    <style:style style:name="T38" style:family="text">
      <style:text-properties officeooo:rsid="00d85be4"/>
    </style:style>
    <style:style style:name="T39" style:family="text">
      <style:text-properties officeooo:rsid="00d898ae"/>
    </style:style>
    <style:style style:name="T40" style:family="text">
      <style:text-properties officeooo:rsid="00ddd2c3"/>
    </style:style>
    <style:style style:name="T41" style:family="text">
      <style:text-properties officeooo:rsid="00deb2b2"/>
    </style:style>
    <style:style style:name="T42" style:family="text">
      <style:text-properties officeooo:rsid="00e04fba"/>
    </style:style>
    <style:style style:name="T43" style:family="text">
      <style:text-properties officeooo:rsid="00f03c26"/>
    </style:style>
    <style:style style:name="T44" style:family="text">
      <style:text-properties officeooo:rsid="00cb2c07"/>
    </style:style>
    <style:style style:name="T45" style:family="text">
      <style:text-properties fo:color="#ff4000" loext:opacity="100%" style:text-underline-style="solid" style:text-underline-width="auto" style:text-underline-color="font-color" fo:font-weight="bold" officeooo:rsid="0062efc9" style:font-weight-asian="bold" style:font-weight-complex="bold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fdc9e5" style:font-weight-asian="normal" style:font-weight-complex="normal"/>
    </style:style>
    <style:style style:name="T48" style:family="text">
      <style:text-properties fo:font-weight="normal" officeooo:rsid="00ff9032" style:font-weight-asian="normal" style:font-weight-complex="normal"/>
    </style:style>
    <style:style style:name="T49" style:family="text">
      <style:text-properties fo:font-weight="normal" officeooo:rsid="010145f7" style:font-weight-asian="normal" style:font-weight-complex="normal"/>
    </style:style>
    <style:style style:name="T50" style:family="text">
      <style:text-properties officeooo:rsid="00ff9032"/>
    </style:style>
    <style:style style:name="T51" style:family="text">
      <style:text-properties officeooo:rsid="0105f780"/>
    </style:style>
    <style:style style:name="T52" style:family="text">
      <style:text-properties officeooo:rsid="01078fb4"/>
    </style:style>
    <style:style style:name="T53" style:family="text">
      <style:text-properties officeooo:rsid="01083f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3835637195360">
          <table:table-cell table:style-name="Tableau1.A1" table:number-columns-spanned="4" office:value-type="string">
            <text:p text:style-name="P8">Activité <text:span text:style-name="T1">3 :Température lors des changements d'états .</text:span></text:p>
          </table:table-cell>
          <table:covered-table-cell/>
          <table:covered-table-cell/>
          <table:covered-table-cell/>
        </table:table-row>
        <table:table-row table:style-name="TableLine93835675114784">
          <table:table-cell table:style-name="Tableau1.A2" office:value-type="string">
            <text:p text:style-name="P2">Objectifs :</text:p>
            <text:p text:style-name="P12">- Tracer une courbe expérimentale.</text:p>
            <text:p text:style-name="P12">- Température lors d'un changement d'états.</text:p>
          </table:table-cell>
          <table:table-cell table:style-name="Tableau1.B2" table:number-columns-spanned="3" office:value-type="string">
            <text:p text:style-name="P1">Durée :</text:p>
            <text:p text:style-name="P16">75min à 90 min + Option&lt;15min à 25min&gt;</text:p>
          </table:table-cell>
          <table:covered-table-cell/>
          <table:covered-table-cell/>
        </table:table-row>
        <table:table-row table:style-name="TableLine93835675116144">
          <table:table-cell table:style-name="Tableau1.A3" table:number-columns-spanned="4" office:value-type="string">
            <text:p text:style-name="P4">Matériel</text:p>
          </table:table-cell>
          <table:covered-table-cell/>
          <table:covered-table-cell/>
          <table:covered-table-cell/>
        </table:table-row>
        <table:table-row table:style-name="TableLine93835675117072">
          <table:table-cell table:style-name="Tableau1.A4" table:number-columns-spanned="4" office:value-type="string">
            <text:p text:style-name="P19"><text:span text:style-name="T13">- distribuer </text:span><text:span text:style-name="T34">: </text:span><text:span text:style-name="T32">fiche méthode </text:span><text:span text:style-name="T12">tracer un graphique</text:span><text:span text:style-name="T32">.</text:span></text:p>
            <text:p text:style-name="P20"><text:s text:c="24"/><text:span text:style-name="T40">+</text:span> <text:span text:style-name="T3">1/2 courbe d'eau pure et 1/2 des courbe d'eau salée imprimée. </text:span><text:span text:style-name="T42">+ pdf courbe eau pure vs eau salée.</text:span></text:p>
            <text:p text:style-name="P18"><text:span text:style-name="T15">- pratiquer </text:span><text:span text:style-name="T41">: </text:span><text:s/><text:span text:style-name="T7">2 </text:span>thermomètre<text:span text:style-name="T7">s </text:span><text:span text:style-name="T41">+</text:span> de l'eau <text:span text:style-name="T7">pure et salée </text:span><text:span text:style-name="T41">+</text:span><text:span text:style-name="T7"> </text:span><text:span text:style-name="T21">1 chronomètre </text:span><text:span text:style-name="T41">+ </text:span><text:span text:style-name="T7">2 chauffe ballons.</text:span></text:p>
            <text:p text:style-name="P17"><text:span text:style-name="T9">- </text:span><text:span text:style-name="T14">Option : <text:s text:c="5"/></text:span><text:span text:style-name="T38">1</text:span> feuilles de papier millimétré (ou a carreau) <text:span text:style-name="T2">par </text:span><text:span text:style-name="T39">élève</text:span><text:span text:style-name="T2">.</text:span></text:p>
            <text:p text:style-name="P21"><text:span text:style-name="T35"><text:s text:c="23"/></text:span><text:span text:style-name="T40">+ </text:span><text:span text:style-name="T2">fiche méthode </text:span><text:span text:style-name="T11">DI</text:span><text:span text:style-name="T2"> </text:span><text:span text:style-name="T5">élève </text:span><text:span text:style-name="T6">et pdf </text:span></text:p>
            <text:p text:style-name="P62">Si solidification de l'eau : <text:span text:style-name="T48">BOX : </text:span><text:span text:style-name="T46">thermomètre, (</text:span><text:span text:style-name="T49">frigo : </text:span><text:span text:style-name="T46">mélange réfrigérant</text:span><text:span text:style-name="T49">)</text:span><text:span text:style-name="T46"> </text:span><text:span text:style-name="T49">+</text:span><text:span text:style-name="T46"> tube à essai </text:span><text:span text:style-name="T47">d'eau</text:span><text:span text:style-name="T46"> par groupe</text:span></text:p>
          </table:table-cell>
          <table:covered-table-cell/>
          <table:covered-table-cell/>
          <table:covered-table-cell/>
        </table:table-row>
        <table:table-row table:style-name="TableLine93835675118112">
          <table:table-cell table:style-name="Tableau1.A5" table:number-columns-spanned="4" office:value-type="string">
            <text:p text:style-name="P5">déroulement de la séance</text:p>
          </table:table-cell>
          <table:covered-table-cell/>
          <table:covered-table-cell/>
          <table:covered-table-cell/>
        </table:table-row>
        <table:table-row table:style-name="TableLine93835675119232">
          <table:table-cell table:style-name="Tableau1.A6" table:number-columns-spanned="2" office:value-type="string">
            <text:p text:style-name="P9">Déroulement</text:p>
          </table:table-cell>
          <table:covered-table-cell/>
          <table:table-cell table:style-name="Tableau1.C6" office:value-type="string">
            <text:p text:style-name="P9">Modalité</text:p>
          </table:table-cell>
          <table:table-cell table:style-name="Tableau1.D6" office:value-type="string">
            <text:p text:style-name="P9">Temps</text:p>
          </table:table-cell>
        </table:table-row>
        <table:table-row table:style-name="TableLine93835675121664">
          <table:table-cell table:style-name="Tableau1.A7" table:number-columns-spanned="4" office:value-type="string">
            <text:p text:style-name="P37">B<text:span text:style-name="T17">onjour à tous, aujourd'hui nous faisons une activité expérimentale en deux parties basé sur une démarche d'investigation, </text:span><text:span text:style-name="T18">on commence par lire l'activité ensemble, on fera le tout début ensemble puis je vous laisserai en autonomie pour la partie DI.</text:span></text:p>
          </table:table-cell>
          <table:covered-table-cell/>
          <table:covered-table-cell/>
          <table:covered-table-cell/>
        </table:table-row>
        <table:table-row table:style-name="TableLine93835675123088">
          <table:table-cell table:style-name="Tableau1.A14" table:number-columns-spanned="2" office:value-type="string">
            <text:p text:style-name="P64">Lecture du t<text:span text:style-name="T4">itre et </text:span>contexte de l'activité par les élèves</text:p>
          </table:table-cell>
          <table:covered-table-cell/>
          <table:table-cell table:style-name="Tableau1.C8" office:value-type="string">
            <text:p text:style-name="P11"/>
          </table:table-cell>
          <table:table-cell table:style-name="Tableau1.D8" office:value-type="string">
            <text:p text:style-name="P46">3min</text:p>
          </table:table-cell>
        </table:table-row>
        <table:table-row table:style-name="TableLine93835675123088">
          <table:table-cell table:style-name="Tableau1.A9" table:number-columns-spanned="4" office:value-type="string">
            <text:p text:style-name="P38">Merci, mais alors vous pourriez rappeler ce qu'est une DI, et à quoi ça sert ? Quelles en sont les grandes étapes ?</text:p>
          </table:table-cell>
          <table:covered-table-cell/>
          <table:covered-table-cell/>
          <table:covered-table-cell/>
        </table:table-row>
        <table:table-row table:style-name="TableLine93835675125584">
          <table:table-cell table:style-name="Tableau1.A14" table:number-columns-spanned="2" office:value-type="string">
            <text:p text:style-name="P64">L<text:span text:style-name="T18">es élèves répondent, éventuellement à l'aide de leur fiche méthode.</text:span></text:p>
          </table:table-cell>
          <table:covered-table-cell/>
          <table:table-cell table:style-name="Tableau1.C10" office:value-type="string">
            <text:p text:style-name="P11"/>
          </table:table-cell>
          <table:table-cell table:style-name="Tableau1.D13" office:value-type="string">
            <text:p text:style-name="P47">3min</text:p>
          </table:table-cell>
        </table:table-row>
        <table:table-row table:style-name="TableLine93835675125584">
          <table:table-cell table:style-name="Tableau1.A14" table:number-columns-spanned="2" office:value-type="string">
            <text:p text:style-name="P65"><text:span text:style-name="T19">Q</text:span>1 </text:p>
            <text:p text:style-name="P65"><text:span text:style-name="T8">étape 1 : </text:span><text:span text:style-name="T10">Est-il possible pour l'eau liquide d'atteindre une température arbitraire ?</text:span></text:p>
          </table:table-cell>
          <table:covered-table-cell/>
          <table:table-cell table:style-name="Tableau1.C10" office:value-type="string">
            <text:p text:style-name="P39">En classe</text:p>
          </table:table-cell>
          <table:table-cell table:style-name="Tableau1.D13" office:value-type="string">
            <text:p text:style-name="P45">1min</text:p>
          </table:table-cell>
        </table:table-row>
        <table:table-row table:style-name="TableLine93835675125584">
          <table:table-cell table:style-name="Tableau1.A14" table:number-columns-spanned="2" office:value-type="string">
            <text:p text:style-name="P66">Explication orale par les élèves étape 2 et 3</text:p>
          </table:table-cell>
          <table:covered-table-cell/>
          <table:table-cell table:style-name="Tableau1.C10" office:value-type="string">
            <text:p text:style-name="P40">En classe</text:p>
          </table:table-cell>
          <table:table-cell table:style-name="Tableau1.D13" office:value-type="string">
            <text:p text:style-name="P44">2min</text:p>
          </table:table-cell>
        </table:table-row>
        <table:table-row table:style-name="TableLine93835675125584">
          <table:table-cell table:style-name="Tableau1.A14" table:number-columns-spanned="2" office:value-type="string">
            <text:p text:style-name="P66"><text:span text:style-name="T20">É</text:span>tape 2 et 3</text:p>
          </table:table-cell>
          <table:covered-table-cell/>
          <table:table-cell table:style-name="Tableau1.C10" office:value-type="string">
            <text:p text:style-name="P41">individuel</text:p>
          </table:table-cell>
          <table:table-cell table:style-name="Tableau1.D13" office:value-type="string">
            <text:p text:style-name="P42">5 à 10min</text:p>
          </table:table-cell>
        </table:table-row>
        <table:table-row table:style-name="TableLine93835675129424">
          <table:table-cell table:style-name="Tableau1.A14" table:number-columns-spanned="2" office:value-type="string">
            <text:p text:style-name="P22">Correction</text:p>
          </table:table-cell>
          <table:covered-table-cell/>
          <table:table-cell table:style-name="Tableau1.C10" office:value-type="string">
            <text:p text:style-name="P10"/>
          </table:table-cell>
          <table:table-cell table:style-name="Tableau1.D14" office:value-type="string">
            <text:p text:style-name="P43">5min</text:p>
          </table:table-cell>
        </table:table-row>
        <table:table-row table:style-name="TableLine93835675131360">
          <table:table-cell table:style-name="Tableau1.A22" table:number-columns-spanned="2" office:value-type="string">
            <text:p text:style-name="P23">Expérimentation, <text:span text:style-name="T24">face à la classe</text:span>: </text:p>
            <text:p text:style-name="P23"><text:span text:style-name="T22">Un élève avec un chronomètre.</text:span></text:p>
            <text:p text:style-name="P24">Deux élèves <text:span text:style-name="T26">(pantalons)</text:span> avec un thermomètre <text:span text:style-name="T29">pour</text:span><text:span text:style-name="T23"> chaque solution. <text:s text:c="8"/></text:span><text:span text:style-name="T25">Toutes les 15 secondes, élève temps dit stop, dans l'ordre élève eau pure vs eau salée disent leur température.</text:span></text:p>
            <text:p text:style-name="P27">!!!:les voisins des élèves au tableau prennent leur mesure !</text:p>
          </table:table-cell>
          <table:covered-table-cell/>
          <table:table-cell table:style-name="Tableau1.C10" office:value-type="string">
            <text:p text:style-name="P48">En classe</text:p>
          </table:table-cell>
          <table:table-cell table:style-name="Tableau1.D15" office:value-type="string">
            <text:p text:style-name="P50">5min</text:p>
          </table:table-cell>
        </table:table-row>
        <table:table-row table:style-name="TableLine93835675131360">
          <table:table-cell table:style-name="Tableau1.A22" table:number-columns-spanned="2" office:value-type="string">
            <text:p text:style-name="P26">La classe rappelle les dangers (se brûler) et les mesure de sécurité (pantalon long<text:span text:style-name="T28">).</text:span></text:p>
          </table:table-cell>
          <table:covered-table-cell/>
          <table:table-cell table:style-name="Tableau1.C10" office:value-type="string">
            <text:p text:style-name="P49">En classe</text:p>
          </table:table-cell>
          <table:table-cell table:style-name="Tableau1.D15" office:value-type="string">
            <text:p text:style-name="P51"><text:span text:style-name="T30">2</text:span>min</text:p>
          </table:table-cell>
        </table:table-row>
        <table:table-row table:style-name="TableLine93835675131360">
          <table:table-cell table:style-name="Tableau1.A22" table:number-columns-spanned="2" office:value-type="string">
            <text:p text:style-name="P25">On fait un essai démonstration <text:span text:style-name="T27">au tableau. Puis on commence</text:span></text:p>
          </table:table-cell>
          <table:covered-table-cell/>
          <table:table-cell table:style-name="Tableau1.C10" office:value-type="string">
            <text:p text:style-name="P49">En classe</text:p>
          </table:table-cell>
          <table:table-cell table:style-name="Tableau1.D15" office:value-type="string">
            <text:p text:style-name="P52">2min <text:span text:style-name="T31">+ 10min</text:span></text:p>
          </table:table-cell>
        </table:table-row>
        <table:table-row table:style-name="TableLine93835675131360">
          <table:table-cell table:style-name="Tableau1.A18" table:number-columns-spanned="2" office:value-type="string">
            <text:p text:style-name="P28">Distribution : feuilles papier millimétré et fiche méthode tracer un graphique</text:p>
            <text:p text:style-name="P27">Une fois l'expérience finie, é<text:span text:style-name="T33">tape 4 : tracer un graphique</text:span></text:p>
            <text:p text:style-name="P29">1/2 élèves trace la courbe eau pure.</text:p>
          </table:table-cell>
          <table:covered-table-cell/>
          <table:table-cell table:style-name="Tableau1.C10" office:value-type="string">
            <text:p text:style-name="P55">Individuel</text:p>
          </table:table-cell>
          <table:table-cell table:style-name="Tableau1.D15" office:value-type="string">
            <text:p text:style-name="P53">15-<text:span text:style-name="T36">20</text:span> min</text:p>
          </table:table-cell>
        </table:table-row>
        <table:table-row table:style-name="TableLine93835675135440">
          <table:table-cell table:style-name="Tableau1.A22" table:number-columns-spanned="2" office:value-type="string">
            <text:p text:style-name="P30"><text:span text:style-name="T37">Afficher les courbes au tableau </text:span><text:span text:style-name="T16">Puis </text:span>Étape 5 et Q3 </text:p>
          </table:table-cell>
          <table:covered-table-cell/>
          <table:table-cell table:style-name="Tableau1.C10" office:value-type="string">
            <text:p text:style-name="P54">individuel</text:p>
          </table:table-cell>
          <table:table-cell table:style-name="Tableau1.D15" office:value-type="string">
            <text:p text:style-name="P56">10min</text:p>
          </table:table-cell>
        </table:table-row>
        <table:table-row table:style-name="TableLine93835675136256">
          <table:table-cell table:style-name="Tableau1.A22" table:number-columns-spanned="2" office:value-type="string">
            <text:p text:style-name="P31"><text:span text:style-name="T43">C</text:span>orrection</text:p>
          </table:table-cell>
          <table:covered-table-cell/>
          <table:table-cell table:style-name="Tableau1.C10" office:value-type="string">
            <text:p text:style-name="P58">En classe</text:p>
          </table:table-cell>
          <table:table-cell table:style-name="Tableau1.D15" office:value-type="string">
            <text:p text:style-name="P57">5min</text:p>
          </table:table-cell>
        </table:table-row>
        <table:table-row table:style-name="TableLine93835675136256">
          <table:table-cell table:style-name="Tableau1.A22" table:number-columns-spanned="2" office:value-type="string">
            <text:p text:style-name="P33">Option : deuxième expérience, la solidification de l'eau.</text:p>
            <text:p text:style-name="P34">Distribuer caisse de matériel</text:p>
          </table:table-cell>
          <table:covered-table-cell/>
          <table:table-cell table:style-name="Tableau1.C10" office:value-type="string">
            <text:p text:style-name="P61">En groupe</text:p>
          </table:table-cell>
          <table:table-cell table:style-name="Tableau1.D15" office:value-type="string">
            <text:p text:style-name="P63">15 à 25min</text:p>
          </table:table-cell>
        </table:table-row>
        <table:table-row table:style-name="TableLine93835675136256">
          <table:table-cell table:style-name="Tableau1.A22" table:number-columns-spanned="2" office:value-type="string">
            <text:p text:style-name="P32">Bilan oral puis recopier le cours</text:p>
            <text:p text:style-name="P32"/>
            <text:p text:style-name="P32"/>
          </table:table-cell>
          <table:covered-table-cell/>
          <table:table-cell table:style-name="Tableau1.C10" office:value-type="string">
            <text:p text:style-name="P59">En classe</text:p>
          </table:table-cell>
          <table:table-cell table:style-name="Tableau1.D15" office:value-type="string">
            <text:p text:style-name="P60">5à10min</text:p>
          </table:table-cell>
        </table:table-row>
        <text:soft-page-break/>
        <table:table-row table:style-name="TableLine93835675137232">
          <table:table-cell table:style-name="Tableau1.A5" table:number-columns-spanned="4" office:value-type="string">
            <text:p text:style-name="P6">Devoirs</text:p>
          </table:table-cell>
          <table:covered-table-cell/>
          <table:covered-table-cell/>
          <table:covered-table-cell/>
        </table:table-row>
        <table:table-row table:style-name="TableLine93835675138096">
          <table:table-cell table:style-name="Tableau1.A24" table:number-columns-spanned="4" office:value-type="string">
            <text:p text:style-name="P36">Animation pccl <text:span text:style-name="T52">(détail par ENT) </text:span><text:span text:style-name="T53">avec rendu</text:span></text:p>
            <text:p text:style-name="P35"><text:span text:style-name="T51">E</text:span>xercice 14</text:p>
          </table:table-cell>
          <table:covered-table-cell/>
          <table:covered-table-cell/>
          <table:covered-table-cell/>
        </table:table-row>
        <table:table-row table:style-name="TableLine93835675139632">
          <table:table-cell table:style-name="Tableau1.A5" table:number-columns-spanned="4" office:value-type="string">
            <text:p text:style-name="P7">Trace écrite</text:p>
          </table:table-cell>
          <table:covered-table-cell/>
          <table:covered-table-cell/>
          <table:covered-table-cell/>
        </table:table-row>
        <table:table-row table:style-name="TableLine93835675128512">
          <table:table-cell table:style-name="Tableau1.A26" table:number-columns-spanned="4" office:value-type="string">
            <text:p text:style-name="P14"><text:span text:style-name="T44">Pendant un changement d'état, la température d'un corps pur reste constante </text:span>: <text:span text:style-name="T44">on parle de </text:span><text:span text:style-name="T45">palier de</text:span><text:span text:style-name="T44"> </text:span><text:span text:style-name="T45">température.</text:span></text:p>
            <text:p text:style-name="P15">Si le corps n'est pas pur, la température continue de varier pendant le changement d'état.</text:p>
            <text:p text:style-name="P13">On peut se servir de ce fait pour déterminer si un corps est pur.</text:p>
          </table:table-cell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30M34S</meta:editing-duration>
    <meta:editing-cycles>152</meta:editing-cycles>
    <meta:generator>LibreOffice/7.0.4.2$Linux_X86_64 LibreOffice_project/00$Build-2</meta:generator>
    <meta:creation-date>2021-02-11T10:59:54.903285377</meta:creation-date>
    <meta:initial-creator>J Cercy</meta:initial-creator>
    <dc:date>2021-04-28T11:06:24.403892407</dc:date>
    <dc:creator>J Cercy</dc:creator>
    <meta:document-statistic meta:table-count="1" meta:image-count="0" meta:object-count="0" meta:page-count="2" meta:paragraph-count="72" meta:word-count="462" meta:character-count="2718" meta:non-whitespace-character-count="2263"/>
  </office:meta>
</office:document-meta>
</file>